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prov_5f_s04">
      <style:text-properties style:font-name="Tahoma" fo:font-size="12pt" style:font-size-asian="12pt" style:font-size-complex="12pt"/>
    </style:style>
    <style:style style:name="P4" style:family="paragraph" style:parent-style-name="prov_5f_oggetto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prov_5f_oggetto">
      <style:text-properties style:font-name="Tahoma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OPOSTA_20_DELIBERA">
      <style:paragraph-properties fo:text-align="center" style:justify-single-word="false"/>
    </style:style>
    <style:style style:name="P7" style:family="paragraph" style:parent-style-name="PROPOSTA_20_DELIBERA">
      <style:paragraph-properties fo:text-align="start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DELIBERA">
      <style:paragraph-properties>
        <style:tab-stops>
          <style:tab-stop style:position="11.001cm" style:type="center"/>
        </style:tab-stops>
      </style:paragraph-properties>
    </style:style>
    <style:style style:name="P10" style:family="paragraph" style:parent-style-name="DELIBERA">
      <style:paragraph-properties fo:text-align="center" style:justify-single-word="false">
        <style:tab-stops>
          <style:tab-stop style:position="11.001cm" style:type="center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1adc1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1adc14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adc14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1adc14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officeooo:paragraph-rsid="001adc14" style:font-size-asian="9pt" style:font-size-complex="9pt"/>
    </style:style>
    <style:style style:name="P17" style:family="paragraph" style:parent-style-name="Table_20_Contents">
      <style:text-properties style:font-name="Arial" fo:font-size="9pt" officeooo:paragraph-rsid="001adc14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Tahoma1" fo:font-size="9pt" fo:font-weight="bold" officeooo:rsid="000d2ee8" officeooo:paragraph-rsid="001adc14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ahoma1" fo:font-size="9pt" fo:font-weight="bold" officeooo:rsid="000d2ee8" officeooo:paragraph-rsid="001adc14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ahoma1" fo:font-size="9pt" officeooo:paragraph-rsid="001adc14" style:font-size-asian="9pt" style:font-size-complex="9pt"/>
    </style:style>
    <style:style style:name="P21" style:family="paragraph" style:parent-style-name="Normale">
      <style:text-properties fo:font-size="6pt" officeooo:paragraph-rsid="001adc14" style:font-size-asian="6pt" style:font-size-complex="6pt"/>
    </style:style>
    <style:style style:name="P22" style:family="paragraph" style:parent-style-name="prov_5f_firma">
      <style:paragraph-properties>
        <style:tab-stops>
          <style:tab-stop style:position="11.001cm" style:type="center"/>
        </style:tab-stops>
      </style:paragraph-properties>
      <style:text-properties officeooo:paragraph-rsid="001adc14"/>
    </style:style>
    <style:style style:name="P23" style:family="paragraph" style:parent-style-name="prov_5f_titolo">
      <style:text-properties officeooo:rsid="000d2ee8" officeooo:paragraph-rsid="001adc14"/>
    </style:style>
    <style:style style:name="P24" style:family="paragraph" style:parent-style-name="prov_5f_corpo_5f_testo">
      <style:text-properties officeooo:rsid="000d2ee8" officeooo:paragraph-rsid="001adc14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able_20_Contents">
      <style:text-properties style:font-name="Arial" fo:font-size="9pt" style:font-size-asian="9pt" style:font-size-complex="9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Tahoma"/>
    </style:style>
    <style:style style:name="T3" style:family="text">
      <style:text-properties style:font-name="Arial" fo:font-weight="bold" style:font-weight-asian="bold" style:font-name-complex="Arial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1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[#list documentRoot.proposta_delibera as p]</text:p>
      <text:p text:style-name="P3">${p.SUDDIVISIONE} <text:s/>${p.UNITA_PROPONENTE}</text:p>
      <text:p text:style-name="P25"/>
      <text:p text:style-name="prov_5f_s04">*********</text:p>
      <text:p text:style-name="P25"/>
      <text:p text:style-name="prov_5f_s04">PROPOSTA DI DELIBERAZIONE</text:p>
      <text:p text:style-name="prov_5f_corpo_5f_testo"/>
      <text:p text:style-name="P4">Oggetto: <text:span text:style-name="T2">${p.OGGETTO}</text:span></text:p>
      <text:p text:style-name="P5"/>
      <text:p text:style-name="P6"><text:span text:style-name="T3">LA GIUNTA</text:span> </text:p>
      <text:p text:style-name="P7">Premesso che:</text:p>
      <text:p text:style-name="P7">Visti gli articoli del vigente statuto che disciplinano le competenze della giunta.</text:p>
      <text:p text:style-name="P7"><text:span text:style-name="T4">Visto</text:span>, con riferimento alle disposizioni di cui all'art.49, primo comma d.lgs n. 267/2000, il parere favorevole del Dirigente del Servizio in ordine alla regolarità tecnica</text:p>
      <text:p text:style-name="P7">Considerato che:</text:p>
      <text:p text:style-name="P9"/>
      <text:p text:style-name="P23">DATI CONTABIL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11">S/E</text:p>
          </table:table-cell>
          <table:table-cell table:style-name="Tabella1.A1" table:number-rows-spanned="2" office:value-type="string">
            <text:p text:style-name="P11">Codice</text:p>
          </table:table-cell>
          <table:table-cell table:style-name="Tabella1.A1" table:number-rows-spanned="2" office:value-type="string">
            <text:p text:style-name="P11">Cap.</text:p>
          </table:table-cell>
          <table:table-cell table:style-name="Tabella1.A1" table:number-rows-spanned="2" office:value-type="string">
            <text:p text:style-name="P11">Azione</text:p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1">Importo</text:p>
          </table:table-cell>
          <table:table-cell table:style-name="Tabella1.A1" table:number-columns-spanned="2" office:value-type="string">
            <text:p text:style-name="P11">Prenotazione</text:p>
          </table:table-cell>
          <table:covered-table-cell/>
          <table:table-cell table:style-name="Tabella1.A1" table:number-columns-spanned="2" office:value-type="string">
            <text:p text:style-name="P11">Impegno</text:p>
          </table:table-cell>
          <table:covered-table-cell/>
          <table:table-cell table:style-name="Tabella1.A1" table:number-columns-spanned="2" office:value-type="string">
            <text:p text:style-name="P11">Accertamento</text:p>
          </table:table-cell>
          <table:covered-table-cell/>
          <table:table-cell table:style-name="Tabella1.A1" table:number-rows-spanned="2" office:value-type="string">
            <text:p text:style-name="P11">CUP</text:p>
          </table:table-cell>
          <table:table-cell table:style-name="Tabella1.N1" table:number-rows-spanned="2" office:value-type="string">
            <text:p text:style-name="P11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18"/>
          </table:table-cell>
          <table:table-cell table:style-name="Tabella1.F2" office:value-type="string">
            <text:p text:style-name="P18">€</text:p>
          </table:table-cell>
          <table:table-cell table:style-name="Tabella1.F2" office:value-type="string">
            <text:p text:style-name="P18">N.</text:p>
          </table:table-cell>
          <table:table-cell table:style-name="Tabella1.F2" office:value-type="string">
            <text:p text:style-name="P18">Anno</text:p>
          </table:table-cell>
          <table:table-cell table:style-name="Tabella1.F2" office:value-type="string">
            <text:p text:style-name="P18">N.</text:p>
          </table:table-cell>
          <table:table-cell table:style-name="Tabella1.F2" office:value-type="string">
            <text:p text:style-name="P18">Anno</text:p>
          </table:table-cell>
          <table:table-cell table:style-name="Tabella1.F2" office:value-type="string">
            <text:p text:style-name="P18">N.</text:p>
          </table:table-cell>
          <table:table-cell table:style-name="Tabella1.F2" office:value-type="string">
            <text:p text:style-name="P18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21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5">${m.M_ENTRATA_USCITA}</text:p>
          </table:table-cell>
          <table:table-cell table:style-name="Tabella1.B4" office:value-type="string">
            <text:p text:style-name="P15">${m.M_CODICE}</text:p>
          </table:table-cell>
          <table:table-cell table:style-name="Tabella1.C4" office:value-type="string">
            <text:p text:style-name="P15">${m.M_CAPITOLO}</text:p>
          </table:table-cell>
          <table:table-cell table:style-name="Tabella1.D4" office:value-type="string">
            <text:p text:style-name="P15">${m.M_AZIONE}</text:p>
          </table:table-cell>
          <table:table-cell table:style-name="Tabella1.E4" office:value-type="string">
            <text:p text:style-name="P15">${m.M_SEGNO}</text:p>
          </table:table-cell>
          <table:table-cell table:style-name="Tabella1.F4" office:value-type="string">
            <text:p text:style-name="P16">${m.M_IMPORTO}</text:p>
          </table:table-cell>
          <table:table-cell table:style-name="Tabella1.G4" office:value-type="string">
            <text:p text:style-name="P15">${m.M_NUMERO_PRENOTAZIONE}</text:p>
          </table:table-cell>
          <table:table-cell table:style-name="Tabella1.H4" office:value-type="string">
            <text:p text:style-name="P15">${m.M_ANNO_PRENOTAZIONE}</text:p>
          </table:table-cell>
          <table:table-cell table:style-name="Tabella1.I4" office:value-type="string">
            <text:p text:style-name="P15">${m.M_NUMERO_IMPEGNO}</text:p>
          </table:table-cell>
          <table:table-cell table:style-name="Tabella1.J4" office:value-type="string">
            <text:p text:style-name="P15">${m.M_ANNO_IMPEGNO}</text:p>
          </table:table-cell>
          <table:table-cell table:style-name="Tabella1.K4" office:value-type="string">
            <text:p text:style-name="P15">${m.M_NUMERO_ACCERTAMENTO}</text:p>
          </table:table-cell>
          <table:table-cell table:style-name="Tabella1.L4" office:value-type="string">
            <text:p text:style-name="P15">${m.M_ANNO_ACCERTAMENTO}</text:p>
          </table:table-cell>
          <table:table-cell table:style-name="Tabella1.M4" office:value-type="string">
            <text:p text:style-name="P15">${m.M_CUP}</text:p>
          </table:table-cell>
          <table:table-cell table:style-name="Tabella1.N4" office:value-type="string">
            <text:p text:style-name="P15">${m.M_CIG}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3">Note:</text:p>
          </table:table-cell>
          <table:covered-table-cell/>
          <table:table-cell table:style-name="Tabella1.C5" table:number-columns-spanned="12" office:value-type="string">
            <text:p text:style-name="P17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21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19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14">${p.MSE}</text:p>
          </table:table-cell>
          <table:table-cell table:style-name="Tabella1.F7" office:value-type="string">
            <text:p text:style-name="P14">${p.M_TOTALE_ENTRATE}</text:p>
          </table:table-cell>
          <table:table-cell table:style-name="Tabella1.G7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8" table:number-columns-spanned="4" office:value-type="string">
            <text:p text:style-name="P19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14">${p.MSU}</text:p>
          </table:table-cell>
          <table:table-cell table:style-name="Tabella1.F8" office:value-type="string">
            <text:p text:style-name="P14">${p.M_TOTALE_USCITE}</text:p>
          </table:table-cell>
          <table:table-cell table:style-name="Tabella1.G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2">Sottoscritta dal Dirigente</text:p>
      <text:p text:style-name="P10"/>
      <text:p text:style-name="P10"><text:soft-page-break/>DELIBERA</text:p>
      <text:p text:style-name="P6"/>
      <text:p text:style-name="prov_5f_corpo_5f_testo"/>
      <text:p text:style-name="prov_5f_corpo_5f_testo"/>
      <text:p text:style-name="prov_5f_corpo_5f_testo"/>
      <text:p text:style-name="prov_5f_firma">Sottoscritta dal Dirigente</text:p>
      <text:p text:style-name="prov_5f_firma">(<text:span text:style-name="T1">${p.DIRIGENTE}</text:span>)</text:p>
      <text:p text:style-name="prov_5f_firma">con firma digitale</text:p>
      <text:p text:style-name="P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loext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PROPOSTA_20_DELIBERA" style:display-name="PROPOSTA DELIBERA" style:family="paragraph">
      <style:paragraph-properties fo:margin-left="0cm" fo:margin-right="0cm" fo:margin-top="0.353cm" fo:margin-bottom="0cm" loext:contextual-spacing="false" fo:text-align="justify" style:justify-single-word="false" fo:orphans="2" fo:widows="2" fo:text-indent="0.75cm" style:auto-text-indent="false"/>
      <style:text-properties style:use-window-font-color="true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LENCO_20_NUMERATO" style:display-name="ELENCO NUMERATO" style:family="paragraph" style:list-style-name="WW8Num2">
      <style:paragraph-properties fo:margin-left="0.63cm" fo:margin-right="0cm" fo:margin-top="0.353cm" fo:margin-bottom="0cm" loext:contextual-spacing="false" fo:text-align="justify" style:justify-single-word="false" fo:orphans="2" fo:widows="2" fo:text-indent="-0.63cm" style:auto-text-indent="false"/>
      <style:text-properties style:use-window-font-color="true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LIBERA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6-01-19T16:21:15.029000000</dc:date>
    <meta:editing-duration>PT5H44M19S</meta:editing-duration>
    <meta:editing-cycles>29</meta:editing-cycles>
    <meta:generator>LibreOffice/5.0.2.2$Windows_x86 LibreOffice_project/37b43f919e4de5eeaca9b9755ed688758a8251fe</meta:generator>
    <meta:document-statistic meta:table-count="1" meta:image-count="0" meta:object-count="0" meta:page-count="2" meta:paragraph-count="58" meta:word-count="115" meta:character-count="1022" meta:non-whitespace-character-count="963"/>
  </office:meta>
</office:document-meta>
</file>